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officeooo:rsid="0012b058" officeooo:paragraph-rsid="0012b05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12b058" officeooo:paragraph-rsid="0012b05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rsid="0012b058" officeooo:paragraph-rsid="0012b058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2b05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2pt" officeooo:rsid="0012b058" officeooo:paragraph-rsid="0012b058" style:font-size-asian="10.5pt" style:font-size-complex="12pt"/>
    </style:style>
    <style:style style:name="T1" style:family="text">
      <style:text-properties style:font-name="Calibri" fo:font-size="12pt" officeooo:rsid="0012b058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BASE DE DATOS ]</text:p>
      <text:p text:style-name="P3"/>
      <text:p text:style-name="P1">Resultados de aprendizaje y criterios de evaluación:</text:p>
      <text:list text:style-name="L1">
        <text:list-header>
          <text:p text:style-name="P4"><text:span text:style-name="T1"/></text:p>
        </text:list-header>
        <text:list-item>
          <text:p text:style-name="P5">Reconoce los elementos de las bases de datos analizando sus funciones y valorando la utilidad de los sistemas gestores.</text:p>
          <text:list>
            <text:list-item>
              <text:list>
                <text:list-item>
                  <text:p text:style-name="P5">Se han analizado los sistemas lógicos de almacenamiento y sus características.</text:p>
                </text:list-item>
                <text:list-item>
                  <text:p text:style-name="P5">Se han identificado los distintos tipos de bases de datos según el modelo de datos utilizado.</text:p>
                </text:list-item>
                <text:list-item>
                  <text:p text:style-name="P5">Se han identificado los distintos tipos de bases de datos en función de la ubicación de la información.</text:p>
                </text:list-item>
                <text:list-item>
                  <text:p text:style-name="P5">Se ha evaluado la utilidad de un sistema gestor de bases de datos.</text:p>
                </text:list-item>
                <text:list-item>
                  <text:p text:style-name="P5">Se han clasificado los sistemas gestores de bases de datos.</text:p>
                </text:list-item>
                <text:list-item>
                  <text:p text:style-name="P5">Se ha reconocido la función de cada uno de los elementos de un sistema gestor de bases de datos.</text:p>
                </text:list-item>
                <text:list-item>
                  <text:p text:style-name="P5">Se ha reconocido la utilidad de las bases de datos distribuidas.</text:p>
                </text:list-item>
                <text:list-item>
                  <text:p text:style-name="P5">Se han analizado las políticas de fragmentación de la información.</text:p>
                </text:list-item>
              </text:list>
            </text:list-item>
          </text:list>
        </text:list-item>
        <text:list-item>
          <text:p text:style-name="P5">Crea bases de datos definiendo su estructura y las características de sus elementos según el modelo relacional.</text:p>
          <text:list>
            <text:list-item>
              <text:list>
                <text:list-item>
                  <text:p text:style-name="P5">Se ha analizado el formato de almacenamiento de la información.</text:p>
                </text:list-item>
                <text:list-item>
                  <text:p text:style-name="P5">Se han creado las tablas y las relaciones entre ellas.</text:p>
                </text:list-item>
                <text:list-item>
                  <text:p text:style-name="P5">Se han seleccionado los tipos de datos adecuados.</text:p>
                </text:list-item>
                <text:list-item>
                  <text:p text:style-name="P5">Se han definido los campos clave en las tablas.</text:p>
                </text:list-item>
                <text:list-item>
                  <text:p text:style-name="P5">Se han implantado las restricciones reflejadas en el diseño lógico.</text:p>
                </text:list-item>
                <text:list-item>
                  <text:p text:style-name="P5">Se han creado vistas.</text:p>
                </text:list-item>
                <text:list-item>
                  <text:p text:style-name="P5">Se han creado los usuarios y se les han asignado privilegios.</text:p>
                </text:list-item>
                <text:list-item>
                  <text:p text:style-name="P5">Se han utilizando asistentes, herramientas gráficas y los lenguajes de definición y control de datos.</text:p>
                </text:list-item>
              </text:list>
            </text:list-item>
          </text:list>
        </text:list-item>
        <text:list-item>
          <text:p text:style-name="P5">Consulta la información almacenada en una base de datos empleando asistentes, herramientas gráficas y el lenguaje de manipulación de datos.</text:p>
          <text:list>
            <text:list-item>
              <text:list>
                <text:list-item>
                  <text:p text:style-name="P5">Se han identificado las herramientas y sentencias para realizar consultas.</text:p>
                </text:list-item>
                <text:list-item>
                  <text:p text:style-name="P5">Se han realizado consultas simples sobre una tabla.</text:p>
                </text:list-item>
                <text:list-item>
                  <text:p text:style-name="P5">Se han realizado consultas sobre el contenido de varias tablas mediante composiciones internas.</text:p>
                </text:list-item>
                <text:list-item>
                  <text:p text:style-name="P5">Se han realizado consultas sobre el contenido de varias tablas mediante composiciones externas.</text:p>
                </text:list-item>
                <text:list-item>
                  <text:p text:style-name="P5">Se han realizado consultas resumen.</text:p>
                </text:list-item>
                <text:list-item>
                  <text:p text:style-name="P5">Se han realizado consultas con subconsultas.</text:p>
                </text:list-item>
              </text:list>
            </text:list-item>
          </text:list>
        </text:list-item>
        <text:list-item>
          <text:p text:style-name="P5">Modifica la información almacenada en la base de datos utilizando asistentes, herramientas gráficas y el lenguaje de manipulación de datos.</text:p>
          <text:list>
            <text:list-item>
              <text:list>
                <text:list-item>
                  <text:p text:style-name="P5">Se han identificado las herramientas y sentencias para modificar el contenido de la base de datos.</text:p>
                </text:list-item>
                <text:list-item>
                  <text:p text:style-name="P5">Se han insertado, borrado y actualizado datos en las tablas.</text:p>
                </text:list-item>
                <text:list-item>
                  <text:p text:style-name="P5">Se ha incluido en una tabla la información resultante de la ejecución de una consulta.</text:p>
                </text:list-item>
                <text:list-item>
                  <text:p text:style-name="P5">Se han diseñado guiones de sentencias para llevar a cabo tareas complejas.</text:p>
                </text:list-item>
                <text:list-item>
                  <text:p text:style-name="P5">Se ha reconocido el funcionamiento de las transacciones.</text:p>
                </text:list-item>
                <text:list-item>
                  <text:p text:style-name="P5">Se han anulado parcial o totalmente los cambios producidos por una transacción.</text:p>
                  <text:p text:style-name="P4"><text:span text:style-name="T1"/></text:p>
                </text:list-item>
                <text:list-item>
                  <text:p text:style-name="P4"><text:soft-page-break/><text:span text:style-name="T1">Se han identificado los efectos de las distintas políticas de bloqueo de registros.</text:span></text:p>
                </text:list-item>
                <text:list-item>
                  <text:p text:style-name="P5">Se han adoptado medidas para mantener la integridad y consistencia de la información.</text:p>
                </text:list-item>
              </text:list>
            </text:list-item>
          </text:list>
        </text:list-item>
        <text:list-item>
          <text:p text:style-name="P5">Desarrolla procedimientos almacenados evaluando y utilizando las sentencias del lenguaje incorporado en el sistema gestor de bases de datos.</text:p>
          <text:list>
            <text:list-item>
              <text:list>
                <text:list-item>
                  <text:p text:style-name="P5">Se han identificado las diversas formas de automatizar tareas</text:p>
                </text:list-item>
                <text:list-item>
                  <text:p text:style-name="P5">Se han reconocido los métodos de ejecución de guiones.</text:p>
                </text:list-item>
                <text:list-item>
                  <text:p text:style-name="P5">Se han identificado las herramientas disponibles para editar guiones.</text:p>
                </text:list-item>
                <text:list-item>
                  <text:p text:style-name="P5">Se han definido y utilizado guiones para automatizar tareas. Se han definido y utilizado guiones para automatizar tareas.</text:p>
                </text:list-item>
                <text:list-item>
                  <text:p text:style-name="P5">Se han utilizado estructuras de control de flujo.</text:p>
                </text:list-item>
                <text:list-item>
                  <text:p text:style-name="P5">Se ha hecho uso de las funciones proporcionadas por el sistema gestor.</text:p>
                </text:list-item>
                <text:list-item>
                  <text:p text:style-name="P5">Se han definido funciones de usuario.</text:p>
                </text:list-item>
                <text:list-item>
                  <text:p text:style-name="P5">Se han definido disparadores.</text:p>
                </text:list-item>
                <text:list-item>
                  <text:p text:style-name="P5">Se han utilizado cursores.</text:p>
                </text:list-item>
              </text:list>
            </text:list-item>
          </text:list>
        </text:list-item>
        <text:list-item>
          <text:p text:style-name="P5">Diseña modelos relacionales normalizados interpretando diagramas entidad/relación.</text:p>
          <text:list>
            <text:list-item>
              <text:list>
                <text:list-item>
                  <text:p text:style-name="P5">Se han utilizado herramientas gráficas para representar el diseño lógico.</text:p>
                </text:list-item>
                <text:list-item>
                  <text:p text:style-name="P5">Se han identificado las tablas del diseño lógico.</text:p>
                </text:list-item>
                <text:list-item>
                  <text:p text:style-name="P5">Se han identificado los campos que forman parte de las tablas del diseño lógico.</text:p>
                </text:list-item>
                <text:list-item>
                  <text:p text:style-name="P5">Se han analizado las relaciones entre las tablas del diseño lógico.</text:p>
                </text:list-item>
                <text:list-item>
                  <text:p text:style-name="P5">Se han identificado los campos clave.</text:p>
                </text:list-item>
                <text:list-item>
                  <text:p text:style-name="P5">Se han aplicado reglas de integridad.</text:p>
                </text:list-item>
                <text:list-item>
                  <text:p text:style-name="P5">Se han aplicado reglas de normalización.</text:p>
                </text:list-item>
                <text:list-item>
                  <text:p text:style-name="P5">Se han analizado y documentado las restricciones que no pueden plasmarse en el diseño lógico.</text:p>
                </text:list-item>
              </text:list>
            </text:list-item>
          </text:list>
        </text:list-item>
        <text:list-item>
          <text:p text:style-name="P5">Gestiona la información almacenada en bases de datos objeto-relacionales, evaluando y utilizando las posibilidades que proporciona el sistema gestor.</text:p>
          <text:list>
            <text:list-item>
              <text:list>
                <text:list-item>
                  <text:p text:style-name="P5">Se han identificado las características de las bases de datos objeto-relacionales.</text:p>
                </text:list-item>
                <text:list-item>
                  <text:p text:style-name="P5">Se han creado tipos de datos objeto, sus atributos y métodos.</text:p>
                </text:list-item>
                <text:list-item>
                  <text:p text:style-name="P5">Se han creado tablas de objetos y tablas de columnas tipo objeto.</text:p>
                </text:list-item>
                <text:list-item>
                  <text:p text:style-name="P5">Se han creado tipos de datos colección.</text:p>
                </text:list-item>
                <text:list-item>
                  <text:p text:style-name="P5">Se han realizado consultas.</text:p>
                </text:list-item>
                <text:list-item>
                  <text:p text:style-name="P5">Se ha modificado la información almacenada manteniendo la integridad y consistencia de los dat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55:11.586000000</meta:creation-date>
    <dc:date>2023-09-19T11:13:33.163000000</dc:date>
    <meta:editing-duration>PT18M22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62" meta:word-count="746" meta:character-count="4534" meta:non-whitespace-character-count="3910"/>
  </office:meta>
</office:document-meta>
</file>